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160"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style:font-style-asian="normal" style:font-weight-asian="normal" style:font-style-complex="normal" style:font-weight-complex="normal" loext:char-shading-value="0"/>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fo:font-size="14pt" fo:language="en" fo:country="US" fo:font-weight="bold" style:font-size-asian="14pt" style:font-weight-asian="bold" style:font-size-complex="14pt" style:font-weight-complex="bold"/>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9pt" style:font-size-asian="9pt" style:font-size-complex="9pt"/>
    </style:style>
    <style:style style:name="T9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датами: 6</text:p>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text:soft-page-break/></text:p>
      <text:h text:style-name="Heading_20_2" text:outline-level="2">Идеи</text:h>
      <text:list xml:id="list3315617964019679787" text:style-name="L1">
        <text:list-item>
          <text:p text:style-name="P151">Книги:</text:p>
        </text:list-item>
      </text:list>
      <text:list xml:id="list7098566522648624385"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6">Природа Проклятий</text:span>» - обмен</text:p>
        </text:list-item>
        <text:list-item>
          <text:p text:style-name="P152"><text:span text:style-name="T66">«Магия для Чайников»</text:span> - обмен</text:p>
        </text:list-item>
        <text:list-item>
          <text:p text:style-name="P152"><text:span text:style-name="T66">«Энциклопедия Арканум»</text:span> - обмен</text:p>
        </text:list-item>
        <text:list-item>
          <text:p text:style-name="P152">«О Гейсах» - обмен</text:p>
        </text:list-item>
        <text:list-item>
          <text:p text:style-name="P152">«<text:span text:style-name="T66">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250387432406145177"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6">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7" text:outline-level="2"><text:soft-page-break/>1. Терра</text:h>
      <text:p text:style-name="P26">(Electronics “Disappointed”/Gary Jules “Mad World”/Pink Floyd “Another Brick In The Wall”)</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text:span text:style-name="T1">Анон</text:span>, привет!</text:p>
      <text:p text:style-name="P1"><text:span text:style-name="T1">– </text:span>Здорово.</text:p>
      <text:p text:style-name="P1"><text:span text:style-name="T1">– </text:span>Слушай, <text:span text:style-name="T1">тут такое дело, </text:span><text:span text:style-name="T1">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text:span><text:span text:style-name="T1">разобрали</text:span><text:span text:style-name="T1">,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9">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text:span><text:span text:style-name="T1">жил на работе </text:span><text:span text:style-name="T1">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1">– Нэш, к</text:span>ак называется наш проект?</text:p>
      <text:p text:style-name="P75"><text:span text:style-name="T8">– </text:span><text:span text:style-name="T68">Дайсон.</text:span></text:p>
      <text:p text:style-name="P75"><text:span text:style-name="T8">– </text:span><text:span text:style-name="T68">Сколько тебе лет?</text:span></text:p>
      <text:p text:style-name="P75"><text:span text:style-name="T8">– </text:span><text:span text:style-name="T68">Два года с начала запуска кластера.</text:span></text:p>
      <text:p text:style-name="P75"><text:span text:style-name="T8">– </text:span><text:span text:style-name="T68">Какой сейчас год?</text:span></text:p>
      <text:p text:style-name="P75"><text:span text:style-name="T8">– </text:span><text:span text:style-name="T21">20</text:span><text:span text:style-name="T20">18</text:span><text:span text:style-name="T68">-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37"><text:span text:style-name="T5"/></text:p>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75"><text:span text:style-name="T8">– Нэш</text:span><text:span text:style-name="T68">,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160">Бип-бип-бип.</text:p>
      <text:p text:style-name="P160"/>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34"><text:soft-page-break/>***</text:p>
      <text:p text:style-name="P13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text:soft-page-break/>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oft-page-break/><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2">…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7108528422389954949"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7"><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9">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0">Тумбочка.</text:span> Листок… <text:span text:style-name="T9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1">Всё пошло не так. Не могу уловить точку концентрации. Сила приложена к чему-то большему, чем лист бумаги. К чему-то неизмеримо большему. </text:span><text:span text:style-name="T9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1">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8" text:outline-level="2"><text:span text:style-name="T11">5. </text:span>Индиго</text:h>
      <text:p text:style-name="P41"/>
      <text:p text:style-name="P41"><text:soft-page-break/>Я шёл в королевскую столовую, поигрывая <text:span text:style-name="T1">увесистой </text:span>ручкой в пальцах. <text:span text:style-name="T1">С</text:span><text:span text:style-name="T1">о</text:span><text:span text:style-name="T1">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4">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text:soft-page-break/>всё равно уже неоднократно выставил себя тут клоуном. Одним разом больше, одним меньше — какая, к чёрту, разница?</text:p>
      <text:p text:style-name="P50">–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1"/>
      <text:p text:style-name="P50">Дворцовый парк в северной стороне граничил с опоясывающей город крепостной стеной.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text:soft-page-break/>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31"/>
      <text:p text:style-name="P31"/>
      <text:p text:style-name="P31"/>
      <text:p text:style-name="P31"/>
      <text:p text:style-name="P31"/>
      <text:p text:style-name="P31"/>
      <text:p text:style-name="P31"/>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быстро, легко и непринуждённо. То есть, когда я случайно коснулся запретной зоны, меня охватила лёгкая дрожь. Но Селестия не оскорбилась, а, казалось, проигнорировала касание. </text:p>
      <text:p text:style-name="P31"/>
      <text:p text:style-name="P31"/>
      <text:p text:style-name="P31"/>
      <text:p text:style-name="P31">,к,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50"/>
      <text:p text:style-name="P50"/>
      <text:p text:style-name="P31">Анонируй, Анон, и будет тебе счастье!</text:p>
      <text:p text:style-name="P50"/>
      <text:p text:style-name="P50"/>
      <text:h text:style-name="P147"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text:soft-page-break/>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text:soft-page-break/>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text:soft-page-break/>–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text:soft-page-break/>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text:soft-page-break/>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text:soft-page-break/>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text:soft-page-break/>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text:soft-page-break/>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1">…</text:p>
      <text:p text:style-name="P41"/>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text:soft-page-break/>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text:soft-page-break/>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3">&lt;</text:span><text:span text:style-name="T65">Mark Knopfler - </text:span><text:span text:style-name="T64">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oft-page-break/>–<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text:soft-page-break/>–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text:soft-page-break/>–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text:soft-page-break/>–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text:soft-page-break/>–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text:span><text:soft-page-break/><text:span text:style-name="T11">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text:span><text:span text:style-name="T46">С</text:span><text:span text:style-name="T46">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text:span><text:span text:style-name="T8">милосердная</text:span><text:span text:style-name="T8">,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text:soft-page-break/>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text:soft-page-break/>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h text:style-name="Heading_20_2" text:outline-level="2"><text:soft-page-break/></text:h>
      <text:h text:style-name="Heading_20_2" text:outline-level="2">12.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text:soft-page-break/>–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text:soft-page-break/>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oft-page-break/><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text:span><text:span text:style-name="T29">находится </text:span><text:span text:style-name="T29">под сомнением...</text:span>»</text:p>
      <text:p text:style-name="P50">Папарацци хреновы!</text:p>
      <text:p text:style-name="P50"><text:soft-page-break/>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oft-page-break/><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oft-page-break/><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text:soft-page-break/>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text:soft-page-break/></text:p>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oft-page-break/><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4"/>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4"><text:soft-page-break/>–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3">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4">&lt;<text:span text:style-name="T72">David Bowie - Lets Dance/ Ashes To Ashes</text:span></text:p>
      <text:p text:style-name="P44"><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3">302 пони</text:span><text:span text:style-name="T29">.</text:span></text:p>
      <text:p text:style-name="P53"><text:span text:style-name="T73">250 пони</text:span><text:span text:style-name="T29">.</text:span></text:p>
      <text:p text:style-name="P53"><text:span text:style-name="T73">125 поней</text:span><text:span text:style-name="T29">.</text:span></text:p>
      <text:p text:style-name="P53"><text:span text:style-name="T29">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5">так её </text:span><text:span text:style-name="T3">разэтак</text:span><text:span text:style-name="T75">,</text:span><text:span text:style-name="T22">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3">302 пони</text:span><text:span text:style-name="T29">.</text:span></text:p>
      <text:p text:style-name="P53"><text:span text:style-name="T73">250 пони</text:span><text:span text:style-name="T29">.</text:span></text:p>
      <text:p text:style-name="P53"><text:span text:style-name="T73">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9">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4">&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text:soft-page-break/>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text:soft-page-break/>–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text:soft-page-break/></text:p>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5"/>
      <text:p text:style-name="P45">…</text:p>
      <text:p text:style-name="P45">&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text:soft-page-break/>–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oft-page-break/><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oft-page-break/><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oft-page-break/><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5">&lt;<text:span text:style-name="T58">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5"/>
      <text:p text:style-name="P46">***</text:p>
      <text:p text:style-name="P46"/>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text:soft-page-break/>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0"/>
      <text:p text:style-name="P55"><text:soft-page-break/>…</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5">&lt;<text:span text:style-name="T58">Mission Impossible theme</text:span>&gt;</text:p>
      <text:p text:style-name="P55"><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5"/>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0"><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oft-page-break/><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soft-page-break/>…</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text:soft-page-break/>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text:soft-page-break/>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soft-page-break/>…</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text:soft-page-break/>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9"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5">…</text:p>
      <text:p text:style-name="P45"/>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text:soft-page-break/>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5">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6">***</text:p>
      <text:p text:style-name="P45"/>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text:soft-page-break/>–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text:soft-page-break/>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text:soft-page-break/>–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5"/>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text:soft-page-break/>–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text:soft-page-break/>–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5">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6">~~~~~</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text:soft-page-break/>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6">~~~~~</text:p>
      <text:p text:style-name="P46"/>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text:soft-page-break/>–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6">~~~~~</text:p>
      <text:p text:style-name="P19">&lt;<text:span text:style-name="T25">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text:soft-page-break/>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50" text:outline-level="3">Воскресение</text:h>
      <text:p text:style-name="P50">&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text:soft-page-break/>–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text:soft-page-break/>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5">Jack of Hearts! </text:span><text:span text:style-name="T1">Давно так не веселился. – вытер слёзы смеха Дискорд. –</text:span><text:span text:style-name="T5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59">***</text:p>
      <text:p text:style-name="P58"/>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soft-page-break/>…</text:p>
      <text:p text:style-name="P41"/>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text:soft-page-break/>–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50"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oft-page-break/><text:span text:style-name="T31">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text:soft-page-break/>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6">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0"><text:soft-page-break/>…</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text:soft-page-break/>–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5"/>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text:soft-page-break/>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1">– Привет, Сел.</text:p>
      <text:p text:style-name="P143">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7" text:outline-level="2">24. Отбытие</text:h>
      <text:p text:style-name="P117">&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text:soft-page-break/>…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0"><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oft-page-break/><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1">– </text:span>Говори.</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text:span text:style-name="T86">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4">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1">–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1">&lt;</text:span><text:span text:style-name="T59">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41"/>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3"><text:span text:style-name="T11">– Если я расскажу тебе н</text:span>астоящую<text:span text:style-name="T11"> причину </text:span>— ты исчезнешь! <text:span text:style-name="T11">– угрюмо заявил я.</text:span></text:p>
      <text:p text:style-name="P41">Морда Анакорна осветилась радостным озарением.</text:p>
      <text:p text:style-name="P41"/>
      <text:p text:style-name="P53"><text:span text:style-name="T11">– </text:span><text:span text:style-name="T88">Я ПОНЯЛ, КТО ТЫ!!! КАК </text:span><text:span text:style-name="T89">ЖЕ </text:span><text:span text:style-name="T88">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text:soft-page-break/></text:p>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4"/>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1">.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2"> точнее, дерево схожих миров Эквуса </text:span><text:span text:style-name="T62">—</text:span><text:span text:style-name="T52"> создали брони. Разумеется, стержнем им послужил именно сериал, но каждый фанфик </text:span><text:span text:style-name="T62">—</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2">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5">твоя Эквестрия и моя, были рождены из Предначального Хаоса, оставшегося от царствования Дискорда. Оба непостоянны, изменчивы. </text:p>
      <text:p text:style-name="P106"/>
      <text:p text:style-name="P116">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8"/>
      <text:p text:style-name="P106"><text:span text:style-name="T52">– Наконец-то я вижу свет в конце тоннеля! Как это не пришло мне в голову! Ты всё отлично увязал! Всё сходится! Более того </text:span><text:span text:style-name="T62">—</text:span><text:span text:style-name="T52"> Анакорн заговорщически подмигнул мне </text:span><text:span text:style-name="T62">—</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2">!</text:span></text:p>
      <text:p text:style-name="P107">Я подозрительно посмотрел на Анакорна.</text:p>
      <text:p text:style-name="P106"><text:span text:style-name="T17">– </text:span><text:span text:style-name="T52">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62">—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39">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86">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44"><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text:soft-page-break/></text:p>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А ты как?</text:p>
      <text:p text:style-name="P98"><text:span text:style-name="T35">–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3">&lt;<text:span text:style-name="T58">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6">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5">&lt;</text:span><text:span text:style-name="T26">И вообще, обзаведусь в конце-концов рогом и наставлю Селестиии рогов!»</text:span><text:span text:style-name="T35">&gt;</text:span></text:p>
      <text:p text:style-name="P44">&lt;<text:span text:style-name="T25">-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4T23:42:05.15</dc:date>
    <meta:editing-duration>P128DT19H31M38S</meta:editing-duration>
    <meta:editing-cycles>7837</meta:editing-cycles>
    <meta:generator>OpenOffice/4.1.1$Win32 OpenOffice.org_project/411m6$Build-9775</meta:generator>
    <dc:creator>макс </dc:creator>
    <meta:document-statistic meta:table-count="0" meta:image-count="0" meta:object-count="0" meta:page-count="201" meta:paragraph-count="4324" meta:word-count="92302" meta:character-count="586618"/>
  </office:meta>
</office:document-meta>
</file>